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 Serif1" svg:font-family="'Sans Serif'" style:font-family-generic="swiss"/>
    <style:font-face style:name="Sans serif1" svg:font-family="'Sans serif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ans Serif" svg:font-family="'Sans Serif'" style:font-family-generic="swiss" style:font-pitch="variable"/>
    <style:font-face style:name="Sans serif" svg:font-family="'Sans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left" draw:auto-grow-height="true" draw:auto-grow-width="false" fo:min-height="0cm" fo:min-width="0cm" fo:padding-top="1.1cm" fo:padding-bottom="0.2cm" fo:padding-left="0.2cm" fo:padding-right="0.2cm"/>
    </style:style>
    <style:style style:name="gr2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29cm" fo:min-width="0cm" fo:padding-top="0.105cm" fo:padding-bottom="0.105cm" fo:padding-left="0.105cm" fo:padding-right="0.105cm"/>
    </style:style>
    <style:style style:name="gr3" style:family="graphic" style:parent-style-name="standard">
      <style:graphic-properties draw:marker-end="Arrow" draw:marker-end-width="0.2cm" draw:textarea-horizontal-align="center" draw:textarea-vertical-align="middle"/>
    </style:style>
    <style:style style:name="gr4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351cm" fo:min-width="0cm" fo:padding-top="0.105cm" fo:padding-bottom="0.105cm" fo:padding-left="0.105cm" fo:padding-right="0.105cm"/>
    </style:style>
    <style:style style:name="gr5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cm" fo:min-width="0cm" fo:padding-top="0.105cm" fo:padding-bottom="0.105cm" fo:padding-left="0.105cm" fo:padding-right="0.105cm"/>
    </style:style>
    <style:style style:name="gr6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4cm" fo:min-width="0cm" fo:padding-top="0.105cm" fo:padding-bottom="0.105cm" fo:padding-left="0.105cm" fo:padding-right="0.105cm"/>
    </style:style>
    <style:style style:name="gr7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196cm" fo:min-width="0cm" fo:padding-top="0.105cm" fo:padding-bottom="0.105cm" fo:padding-left="0.105cm" fo:padding-right="0.105cm"/>
    </style:style>
    <style:style style:name="gr8" style:family="graphic" style:parent-style-name="standard">
      <style:graphic-properties draw:stroke="dash" draw:stroke-dash="Ultrafine_20_Dashed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39cm" fo:min-width="0cm" fo:padding-top="0.105cm" fo:padding-bottom="0.105cm" fo:padding-left="0.105cm" fo:padding-right="0.105cm"/>
    </style:style>
    <style:style style:name="gr10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95cm" fo:min-width="0cm" fo:padding-top="0.105cm" fo:padding-bottom="0.105cm" fo:padding-left="0.105cm" fo:padding-right="0.105cm"/>
    </style:style>
    <style:style style:name="gr11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left" draw:auto-grow-height="true" draw:auto-grow-width="false" fo:min-height="0.099cm" fo:min-width="0cm" fo:padding-top="0.2cm" fo:padding-bottom="0.2cm" fo:padding-left="0.2cm" fo:padding-right="0.2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54cm" fo:min-width="0cm" fo:padding-top="0.105cm" fo:padding-bottom="0.105cm" fo:padding-left="0.105cm" fo:padding-right="0.105cm"/>
    </style:style>
    <style:style style:name="gr14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484cm" fo:min-width="0cm" fo:padding-top="0.105cm" fo:padding-bottom="0.105cm" fo:padding-left="0.105cm" fo:padding-right="0.105cm"/>
    </style:style>
    <style:style style:name="gr15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79cm" fo:min-width="0cm" fo:padding-top="0.105cm" fo:padding-bottom="0.105cm" fo:padding-left="0.105cm" fo:padding-right="0.105cm"/>
    </style:style>
    <style:style style:name="gr16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984cm" fo:min-width="0cm" fo:padding-top="0.105cm" fo:padding-bottom="0.105cm" fo:padding-left="0.105cm" fo:padding-right="0.105cm"/>
    </style:style>
    <style:style style:name="gr17" style:family="graphic" style:parent-style-name="standard">
      <style:graphic-properties draw:stroke="dash" draw:stroke-dash="Ultrafine_20_Dashed" svg:stroke-width="0.01cm" svg:stroke-color="#000000" draw:marker-start-width="0.215cm" draw:marker-end-width="0.215cm" draw:fill="none" draw:fill-color="#e6e6e6" draw:textarea-horizontal-align="center" draw:auto-grow-height="true" draw:auto-grow-width="false" fo:min-height="0.79cm" fo:min-width="0cm" fo:padding-top="0.105cm" fo:padding-bottom="0.105cm" fo:padding-left="0.105cm" fo:padding-right="0.105cm"/>
    </style:style>
    <style:style style:name="P1" style:family="paragraph">
      <style:paragraph-properties fo:line-height="150%" fo:text-align="start"/>
    </style:style>
    <style:style style:name="P2" style:family="paragraph">
      <style:paragraph-properties fo:line-height="150%" fo:text-align="start"/>
      <style:text-properties style:font-name="Sans serif1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Sans serif1" fo:font-size="7pt" style:font-size-asian="7pt" style:font-size-complex="7pt"/>
    </style:style>
    <style:style style:name="P5" style:family="paragraph">
      <style:paragraph-properties fo:text-align="center"/>
      <style:text-properties style:font-name="Sans serif1" fo:font-size="10pt" style:font-size-asian="10pt" style:font-size-complex="10pt"/>
    </style:style>
    <style:style style:name="P6" style:family="paragraph">
      <style:paragraph-properties fo:line-height="150%" fo:text-align="start">
        <style:tab-stops>
          <style:tab-stop style:position="2.5cm" style:leader-style="dotted" style:leader-text="."/>
        </style:tab-stops>
      </style:paragraph-properties>
    </style:style>
    <style:style style:name="P7" style:family="paragraph">
      <style:paragraph-properties fo:line-height="150%" fo:text-align="start">
        <style:tab-stops>
          <style:tab-stop style:position="2.5cm" style:leader-style="dotted" style:leader-text="."/>
        </style:tab-stops>
      </style:paragraph-properties>
      <style:text-properties style:font-name="Sans serif1" fo:font-size="8pt" style:font-size-asian="8pt" style:font-size-complex="8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style:font-name="Sans Serif1" fo:font-size="8pt" style:font-size-asian="18pt" style:font-size-complex="18pt"/>
    </style:style>
    <style:style style:name="T1" style:family="text">
      <style:text-properties style:font-name="Sans serif1" fo:font-size="8pt" style:font-size-asian="8pt" style:font-size-complex="8pt"/>
    </style:style>
    <style:style style:name="T2" style:family="text">
      <style:text-properties style:use-window-font-color="true" style:font-name="Sans serif1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666666" style:font-name="Sans serif1" fo:font-size="6.5pt" style:font-size-asian="6.5pt" style:font-size-complex="6.5pt"/>
    </style:style>
    <style:style style:name="T4" style:family="text">
      <style:text-properties fo:color="#000000" style:font-name="Sans serif1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Sans serif1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Sans serif1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808080" style:font-name="Sans serif1"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use-window-font-color="true" style:font-name="Sans serif1"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cc6633" style:font-name="Sans serif1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Sans Serif1" fo:font-size="8pt" style:font-size-asian="18pt" style:font-size-complex="18pt"/>
    </style:style>
    <style:style style:name="T11" style:family="text">
      <style:text-properties fo:color="#4c4c4c" style:font-name="Sans serif1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000000" style:font-name="Sans serif1" fo:font-size="7pt" fo:font-weight="bold" style:font-size-asian="7pt" style:font-weight-asian="bold" style:font-size-complex="7pt" style:font-weight-complex="bold"/>
    </style:style>
    <style:style style:name="T13" style:family="text">
      <style:text-properties fo:color="#4c4c4c" style:font-name="Sans serif1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IA:8190 Exception class hierarchy" draw:style-name="dp1" draw:master-page-name="Predefinito">
        <draw:frame draw:style-name="gr1" draw:text-style-name="P2" draw:layer="layout" svg:width="4.5cm" svg:height="5.591cm" svg:x="13cm" svg:y="24.15cm">
          <draw:text-box>
            <text:p text:style-name="P1"><text:span text:style-name="T1">m_bInFlight</text:span></text:p>
            <text:p text:style-name="P1"><text:span text:style-name="T1">m_pszSourceFunction</text:span></text:p>
            <text:p text:style-name="P1"><text:span text:style-name="T1">m_pszSourceFileName</text:span></text:p>
            <text:p text:style-name="P1"><text:span text:style-name="T1">m_iSourceLine</text:span></text:p>
            <text:p text:style-name="P1"><text:span text:style-name="T1">m_pszWhat</text:span></text:p>
            <text:p text:style-name="P1"><text:span text:style-name="T1">_before_throw()</text:span></text:p>
            <text:p text:style-name="P1"><text:span text:style-name="T1">_print_extended_info()</text:span></text:p>
            <text:p text:style-name="P1"><text:span text:style-name="T1">_uncaught_exception_end()</text:span></text:p>
            <text:p text:style-name="P1"><text:span text:style-name="T1">what()</text:span></text:p>
          </draw:text-box>
        </draw:frame>
        <draw:frame draw:style-name="gr2" draw:text-style-name="P4" xml:id="id2" draw:id="id2" draw:layer="layout" svg:width="4.5cm" svg:height="0.889cm" svg:x="13cm" svg:y="24.15cm">
          <draw:text-box>
            <text:p text:style-name="P3"><text:span text:style-name="T2">exception</text:span></text:p>
            <text:p text:style-name="P3"><text:span text:style-name="T3">Base class for exceptions</text:span></text:p>
          </draw:text-box>
          <draw:glue-point draw:id="4" svg:x="5cm" svg:y="2.5cm"/>
          <draw:glue-point draw:id="5" svg:x="5cm" svg:y="-2.5cm"/>
        </draw:frame>
        <draw:connector draw:style-name="gr3" draw:text-style-name="P3" draw:layer="layout" draw:type="curve" svg:x1="20cm" svg:y1="24.594cm" svg:x2="17.5cm" svg:y2="24.594cm" draw:start-shape="id1" draw:start-glue-point="3" draw:end-shape="id2" draw:end-glue-point="1" svg:d="m20000 24594h-2500" svg:viewBox="0 0 2501 1">
          <text:p/>
        </draw:connector>
        <draw:frame draw:style-name="gr2" draw:text-style-name="P5" xml:id="id3" draw:id="id3" draw:layer="layout" svg:width="5.25cm" svg:height="0.889cm" svg:x="27cm" svg:y="15.855cm">
          <draw:text-box>
            <text:p text:style-name="P3"><text:span text:style-name="T2">arithmetic_error</text:span></text:p>
            <text:p text:style-name="P3"><text:span text:style-name="T3">Arithmetic exceptions</text:span></text:p>
          </draw:text-box>
          <draw:glue-point draw:id="4" svg:x="5cm" svg:y="-2.5cm"/>
          <draw:glue-point draw:id="5" svg:x="5cm" svg:y="2.5cm"/>
        </draw:frame>
        <draw:frame draw:style-name="gr1" draw:text-style-name="P2" draw:layer="layout" svg:width="3.75cm" svg:height="2.126cm" svg:x="20cm" svg:y="24.15cm">
          <draw:text-box>
            <text:p text:style-name="P1"><text:span text:style-name="T1">m_err</text:span></text:p>
            <text:p text:style-name="P1"><text:span text:style-name="T1">os_error()</text:span></text:p>
          </draw:text-box>
        </draw:frame>
        <draw:frame draw:style-name="gr4" draw:text-style-name="P5" xml:id="id1" draw:id="id1" draw:layer="layout" svg:width="3.75cm" svg:height="0.889cm" svg:x="20cm" svg:y="24.15cm">
          <draw:text-box>
            <text:p text:style-name="P3"><text:span text:style-name="T2">generic_error</text:span></text:p>
            <text:p text:style-name="P3"><text:span text:style-name="T3">Error-related exception</text:span></text:p>
          </draw:text-box>
          <draw:glue-point draw:id="4" svg:x="5cm" svg:y="-4.239cm"/>
          <draw:glue-point draw:id="5" svg:x="5cm" svg:y="-2.853cm" draw:escape-direction="right"/>
          <draw:glue-point draw:id="6" svg:x="5cm" svg:y="-3.777cm"/>
          <draw:glue-point draw:id="7" svg:x="5cm" svg:y="-3.315cm"/>
          <draw:glue-point draw:id="8" svg:x="5cm" svg:y="-1.467cm"/>
          <draw:glue-point draw:id="9" svg:x="5cm" svg:y="-1.005cm"/>
          <draw:glue-point draw:id="10" svg:x="5cm" svg:y="0.38cm"/>
          <draw:glue-point draw:id="11" svg:x="5cm" svg:y="1.304cm"/>
          <draw:glue-point draw:id="12" svg:x="5cm" svg:y="1.766cm"/>
          <draw:glue-point draw:id="13" svg:x="5cm" svg:y="2.228cm"/>
          <draw:glue-point draw:id="14" svg:x="5cm" svg:y="3.614cm"/>
          <draw:glue-point draw:id="15" svg:x="5cm" svg:y="4.076cm"/>
          <draw:glue-point draw:id="16" svg:x="5cm" svg:y="-2.391cm"/>
          <draw:glue-point draw:id="17" svg:x="5cm" svg:y="-1.929cm"/>
          <draw:glue-point draw:id="18" svg:x="5cm" svg:y="-0.543cm"/>
          <draw:glue-point draw:id="19" svg:x="5cm" svg:y="-0.081cm"/>
          <draw:glue-point draw:id="20" svg:x="5cm" svg:y="0.842cm"/>
          <draw:glue-point draw:id="21" svg:x="5cm" svg:y="2.69cm"/>
          <draw:glue-point draw:id="22" svg:x="5cm" svg:y="3.152cm"/>
          <draw:glue-point draw:id="23" svg:x="5cm" svg:y="4.538cm"/>
        </draw:frame>
        <draw:connector draw:style-name="gr3" draw:text-style-name="P3" draw:layer="layout" draw:type="curve" svg:x1="27cm" svg:y1="16.299cm" svg:x2="23.75cm" svg:y2="24.423cm" draw:start-shape="id3" draw:start-glue-point="3" draw:end-shape="id1" draw:end-glue-point="17" svg:d="m27000 16299c-2437 0-813 8124-3250 8124" svg:viewBox="0 0 3251 8125">
          <text:p/>
        </draw:connector>
        <draw:connector draw:style-name="gr3" draw:text-style-name="P3" draw:layer="layout" draw:type="curve" svg:x1="20cm" svg:y1="28.494cm" svg:x2="17.5cm" svg:y2="24.816cm" draw:start-shape="id4" draw:start-glue-point="3" draw:end-shape="id2" draw:end-glue-point="4" svg:d="m20000 28494c-1875 0-625-3678-2500-3678" svg:viewBox="0 0 2501 3679">
          <text:p/>
        </draw:connector>
        <draw:frame draw:style-name="gr2" draw:text-style-name="P5" xml:id="id4" draw:id="id4" draw:layer="layout" svg:width="3.75cm" svg:height="0.889cm" svg:x="20cm" svg:y="28.05cm">
          <draw:text-box>
            <text:p text:style-name="P3"><text:span text:style-name="T2">user_interrupt</text:span></text:p>
            <text:p text:style-name="P3"><text:span text:style-name="T3">The user hit an interrupt key</text:span></text:p>
          </draw:text-box>
        </draw:frame>
        <draw:frame draw:style-name="gr2" draw:text-style-name="P5" xml:id="id5" draw:id="id5" draw:layer="layout" svg:width="5.5cm" svg:height="0.889cm" svg:x="35.25cm" svg:y="14.344cm">
          <draw:text-box>
            <text:p text:style-name="P3"><text:span text:style-name="T4">division_by_zero_error</text:span></text:p>
            <text:p text:style-name="P3"><text:span text:style-name="T3">Divisor of div/mod is zero</text:span></text:p>
          </draw:text-box>
        </draw:frame>
        <draw:connector draw:style-name="gr3" draw:text-style-name="P3" draw:layer="layout" draw:type="curve" svg:x1="35.25cm" svg:y1="14.788cm" svg:x2="32.25cm" svg:y2="16.077cm" draw:start-shape="id5" draw:start-glue-point="3" draw:end-shape="id3" draw:end-glue-point="4" svg:d="m35250 14788c-2250 0-750 1289-3000 1289" svg:viewBox="0 0 3001 1290">
          <text:p/>
        </draw:connector>
        <draw:frame draw:style-name="gr2" draw:text-style-name="P5" xml:id="id6" draw:id="id6" draw:layer="layout" svg:width="5.5cm" svg:height="0.889cm" svg:x="35.25cm" svg:y="15.844cm">
          <draw:text-box>
            <text:p text:style-name="P3"><text:span text:style-name="T4">floating_point_error</text:span></text:p>
            <text:p text:style-name="P3"><text:span text:style-name="T3">A floating point operation failed</text:span></text:p>
          </draw:text-box>
        </draw:frame>
        <draw:connector draw:style-name="gr3" draw:text-style-name="P3" draw:layer="layout" draw:type="curve" svg:x1="35.25cm" svg:y1="16.288cm" svg:x2="32.25cm" svg:y2="16.299cm" draw:start-shape="id6" draw:start-glue-point="3" draw:end-shape="id3" draw:end-glue-point="1" svg:d="m35250 16288c-2250 0-750 11-3000 11" svg:viewBox="0 0 3001 12">
          <text:p/>
        </draw:connector>
        <draw:frame draw:style-name="gr2" draw:text-style-name="P5" xml:id="id7" draw:id="id7" draw:layer="layout" svg:width="5.5cm" svg:height="1.156cm" svg:x="35.25cm" svg:y="17.344cm">
          <draw:text-box>
            <text:p text:style-name="P3"><text:span text:style-name="T4">overflow_error</text:span></text:p>
            <text:p text:style-name="P3"><text:span text:style-name="T3">Result of arithmetic operation too large to be represented</text:span></text:p>
          </draw:text-box>
        </draw:frame>
        <draw:connector draw:style-name="gr3" draw:text-style-name="P3" draw:layer="layout" draw:type="curve" svg:x1="35.25cm" svg:y1="17.922cm" svg:x2="32.25cm" svg:y2="16.521cm" draw:start-shape="id7" draw:start-glue-point="3" draw:end-shape="id3" draw:end-glue-point="5" svg:d="m35250 17922c-2250 0-750-1401-3000-1401" svg:viewBox="0 0 3001 1402">
          <text:p/>
        </draw:connector>
        <draw:frame draw:style-name="gr2" draw:text-style-name="P5" xml:id="id8" draw:id="id8" draw:layer="layout" svg:width="5.25cm" svg:height="0.889cm" svg:x="27cm" svg:y="27.15cm">
          <draw:text-box>
            <text:p text:style-name="P3"><text:span text:style-name="T2">lookup_error</text:span></text:p>
            <text:p text:style-name="P3"><text:span text:style-name="T3">Invalid index or key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27cm" svg:y1="27.594cm" svg:x2="23.75cm" svg:y2="24.668cm" draw:start-shape="id8" draw:start-glue-point="3" draw:end-shape="id1" draw:end-glue-point="20" svg:d="m27000 27594c-2437 0-813-2926-3250-2926" svg:viewBox="0 0 3251 2927">
          <text:p/>
        </draw:connector>
        <draw:frame draw:style-name="gr2" draw:text-style-name="P5" xml:id="id9" draw:id="id9" draw:layer="layout" svg:width="5.25cm" svg:height="0.889cm" svg:x="27cm" svg:y="21.666cm">
          <draw:text-box>
            <text:p text:style-name="P3"><text:span text:style-name="T2">environment_error</text:span></text:p>
            <text:p text:style-name="P3"><text:span text:style-name="T3">Application-independent error</text:span></text:p>
          </draw:text-box>
          <draw:glue-point draw:id="4" svg:x="5cm" svg:y="-3.333cm" draw:escape-direction="right"/>
          <draw:glue-point draw:id="5" svg:x="5cm" svg:y="3.333cm"/>
          <draw:glue-point draw:id="6" svg:x="5cm" svg:y="-1.666cm"/>
          <draw:glue-point draw:id="7" svg:x="5cm" svg:y="1.666cm"/>
        </draw:frame>
        <draw:connector draw:style-name="gr3" draw:text-style-name="P3" draw:layer="layout" draw:type="curve" svg:x1="27cm" svg:y1="22.11cm" svg:x2="23.75cm" svg:y2="24.546cm" draw:start-shape="id9" draw:start-glue-point="3" draw:end-shape="id1" draw:end-glue-point="18" svg:d="m27000 22110c-2437 0-813 2436-3250 2436" svg:viewBox="0 0 3251 2437">
          <text:p/>
        </draw:connector>
        <draw:frame draw:style-name="gr1" draw:text-style-name="P2" draw:layer="layout" svg:width="5.5cm" svg:height="2.621cm" svg:x="35.25cm" svg:y="25.5cm">
          <draw:text-box>
            <text:p text:style-name="P1"><text:span text:style-name="T1">m_iInvalid</text:span></text:p>
            <text:p text:style-name="P1"><text:span text:style-name="T1">index()</text:span></text:p>
            <text:p text:style-name="P1"><text:span text:style-name="T1">_print_extended_info() +</text:span></text:p>
          </draw:text-box>
        </draw:frame>
        <draw:frame draw:style-name="gr2" draw:text-style-name="P5" xml:id="id10" draw:id="id10" draw:layer="layout" svg:width="5.5cm" svg:height="0.889cm" svg:x="35.25cm" svg:y="25.5cm">
          <draw:text-box>
            <text:p text:style-name="P3"><text:span text:style-name="T2">index_error</text:span></text:p>
            <text:p text:style-name="P3"><text:span text:style-name="T3">Sequence subscript out of range</text:span></text:p>
          </draw:text-box>
        </draw:frame>
        <draw:connector draw:style-name="gr3" draw:text-style-name="P3" draw:layer="layout" draw:type="curve" svg:x1="35.25cm" svg:y1="25.944cm" svg:x2="32.25cm" svg:y2="27.372cm" draw:start-shape="id10" draw:start-glue-point="3" draw:end-shape="id8" draw:end-glue-point="4" svg:d="m35250 25944c-2250 0-750 1428-3000 1428" svg:viewBox="0 0 3001 1429">
          <text:p/>
        </draw:connector>
        <draw:frame draw:style-name="gr5" draw:text-style-name="P5" xml:id="id11" draw:id="id11" draw:layer="layout" svg:width="5.5cm" svg:height="0.889cm" svg:x="35.25cm" svg:y="28.944cm">
          <draw:text-box>
            <text:p text:style-name="P3"><text:span text:style-name="T2">key_error</text:span></text:p>
            <text:p text:style-name="P3"><text:span text:style-name="T3">Mapping key not in the set</text:span></text:p>
          </draw:text-box>
        </draw:frame>
        <draw:connector draw:style-name="gr3" draw:text-style-name="P3" draw:layer="layout" draw:type="curve" svg:x1="35.25cm" svg:y1="29.388cm" svg:x2="32.25cm" svg:y2="27.816cm" draw:start-shape="id11" draw:start-glue-point="3" draw:end-shape="id8" draw:end-glue-point="5" svg:d="m35250 29388c-2250 0-750-1572-3000-1572" svg:viewBox="0 0 3001 1573">
          <text:p/>
        </draw:connector>
        <draw:frame draw:style-name="gr2" draw:text-style-name="P5" xml:id="id12" draw:id="id12" draw:layer="layout" svg:width="5.5cm" svg:height="0.889cm" svg:x="35.25cm" svg:y="20.827cm">
          <draw:text-box>
            <text:p text:style-name="P3"><text:span text:style-name="T2">io_error</text:span></text:p>
            <text:p text:style-name="P3"><text:span text:style-name="T3">I/O-related failure of I/O operation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1.271cm" svg:x2="32.25cm" svg:y2="21.962cm" draw:start-shape="id12" draw:start-glue-point="3" draw:end-shape="id9" draw:end-glue-point="6" svg:d="m35250 21271c-2250 0-750 691-3000 691" svg:viewBox="0 0 3001 692">
          <text:p/>
        </draw:connector>
        <draw:frame draw:style-name="gr6" draw:text-style-name="P5" xml:id="id13" draw:id="id13" draw:layer="layout" svg:width="5.25cm" svg:height="0.889cm" svg:x="27cm" svg:y="34.6cm">
          <draw:text-box>
            <text:p text:style-name="P3"><text:span text:style-name="T2">memory_allocation_error</text:span></text:p>
            <text:p text:style-name="P3"><text:span text:style-name="T3">Failed memory allocation request</text:span></text:p>
          </draw:text-box>
          <draw:glue-point draw:id="4" svg:x="-5cm" svg:y="-1.666cm"/>
          <draw:glue-point draw:id="5" svg:x="-5cm" svg:y="1.666cm"/>
        </draw:frame>
        <draw:connector draw:style-name="gr3" draw:text-style-name="P3" draw:layer="layout" draw:type="curve" svg:x1="27cm" svg:y1="34.896cm" svg:x2="23.75cm" svg:y2="24.75cm" draw:start-shape="id13" draw:start-glue-point="4" draw:end-shape="id1" draw:end-glue-point="12" svg:d="m27000 34896c-2437 0-813-10146-3250-10146" svg:viewBox="0 0 3251 10147">
          <text:p/>
        </draw:connector>
        <draw:frame draw:style-name="gr2" draw:text-style-name="P5" xml:id="id14" draw:id="id14" draw:layer="layout" svg:width="5.25cm" svg:height="0.889cm" svg:x="27cm" svg:y="36.1cm">
          <draw:text-box>
            <text:p text:style-name="P3"><text:span text:style-name="T2">not_implemented_error</text:span></text:p>
            <text:p text:style-name="P3"><text:span text:style-name="T3">Functionality not implemented</text:span></text:p>
          </draw:text-box>
        </draw:frame>
        <draw:connector draw:style-name="gr3" draw:text-style-name="P3" draw:layer="layout" draw:type="curve" svg:x1="27cm" svg:y1="36.544cm" svg:x2="23.75cm" svg:y2="24.833cm" draw:start-shape="id14" draw:start-glue-point="3" draw:end-shape="id1" draw:end-glue-point="21" svg:d="m27000 36544c-2437 0-813-11711-3250-11711" svg:viewBox="0 0 3251 11712">
          <text:p/>
        </draw:connector>
        <draw:frame draw:style-name="gr2" draw:text-style-name="P5" xml:id="id15" draw:id="id15" draw:layer="layout" svg:width="5.5cm" svg:height="0.889cm" svg:x="35.25cm" svg:y="19.266cm">
          <draw:text-box>
            <text:p text:style-name="P3"><text:span text:style-name="T2">file_not_found_error</text:span></text:p>
            <text:p text:style-name="P3"><text:span text:style-name="T3">File not found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19.71cm" svg:x2="32.25cm" svg:y2="21.814cm" draw:start-shape="id15" draw:start-glue-point="3" draw:end-shape="id9" draw:end-glue-point="4" svg:d="m35250 19710c-2250 0-750 2104-3000 2104" svg:viewBox="0 0 3001 2105">
          <text:p/>
        </draw:connector>
        <draw:frame draw:style-name="gr2" draw:text-style-name="P5" xml:id="id16" draw:id="id16" draw:layer="layout" svg:width="5.25cm" svg:height="0.889cm" svg:x="27cm" svg:y="17.701cm">
          <draw:text-box>
            <text:p text:style-name="P3"><text:span text:style-name="T2">buffer_error</text:span></text:p>
            <text:p text:style-name="P3"><text:span text:style-name="T3">Buffer-related error (overflow)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27cm" svg:y1="18.145cm" svg:x2="23.75cm" svg:y2="24.464cm" draw:start-shape="id16" draw:start-glue-point="3" draw:end-shape="id1" draw:end-glue-point="8" svg:d="m27000 18145c-2437 0-813 6319-3250 6319" svg:viewBox="0 0 3251 6320">
          <text:p/>
        </draw:connector>
        <draw:frame draw:style-name="gr2" draw:text-style-name="P5" xml:id="id17" draw:id="id17" draw:layer="layout" svg:width="5.5cm" svg:height="0.889cm" svg:x="35.25cm" svg:y="23.966cm">
          <draw:text-box>
            <text:p text:style-name="P3"><text:span text:style-name="T2">security_error</text:span></text:p>
            <text:p text:style-name="P3"><text:span text:style-name="T3">Security violation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4.41cm" svg:x2="32.25cm" svg:y2="22.406cm" draw:start-shape="id17" draw:start-glue-point="3" draw:end-shape="id9" draw:end-glue-point="5" svg:d="m35250 24410c-2250 0-750-2004-3000-2004" svg:viewBox="0 0 3001 2005">
          <text:p/>
        </draw:connector>
        <draw:frame draw:style-name="gr7" draw:text-style-name="P5" xml:id="id18" draw:id="id18" draw:layer="layout" svg:width="5.25cm" svg:height="1.156cm" svg:x="27cm" svg:y="13.894cm">
          <draw:text-box>
            <text:p text:style-name="P3"><text:span text:style-name="T4">argument_error</text:span></text:p>
            <text:p text:style-name="P3"><text:span text:style-name="T3">Inappropriate value passed as argument to function/method</text:span></text:p>
          </draw:text-box>
        </draw:frame>
        <draw:connector draw:style-name="gr3" draw:text-style-name="P3" draw:layer="layout" draw:type="curve" svg:x1="27cm" svg:y1="14.472cm" svg:x2="23.75cm" svg:y2="24.259cm" draw:start-shape="id18" draw:start-glue-point="3" draw:end-shape="id1" draw:end-glue-point="6" svg:d="m27000 14472c-2437 0-813 9787-3250 9787" svg:viewBox="0 0 3251 9788">
          <text:p/>
        </draw:connector>
        <draw:frame draw:style-name="gr6" draw:text-style-name="P5" xml:id="id19" draw:id="id19" draw:layer="layout" svg:width="4.25cm" svg:height="0.889cm" svg:x="42.75cm" svg:y="21.577cm">
          <draw:text-box>
            <text:p text:style-name="P3"><text:span text:style-name="T2">network_io_error</text:span></text:p>
            <text:p text:style-name="P3"><text:span text:style-name="T3">Network-related I/O error</text:span></text:p>
          </draw:text-box>
          <draw:glue-point draw:id="4" svg:x="5cm" svg:y="-2.5cm"/>
          <draw:glue-point draw:id="5" svg:x="5cm" svg:y="2.5cm"/>
          <draw:glue-point draw:id="6" svg:x="-5cm" svg:y="-2.142cm"/>
          <draw:glue-point draw:id="7" svg:x="-5cm" svg:y="2.142cm"/>
        </draw:frame>
        <draw:connector draw:style-name="gr3" draw:text-style-name="P3" draw:layer="layout" draw:type="curve" svg:x1="42.75cm" svg:y1="21.831cm" svg:x2="40.75cm" svg:y2="21.493cm" draw:start-shape="id19" draw:start-glue-point="6" draw:end-shape="id12" draw:end-glue-point="5" svg:d="m42750 21831c-1500 0-500-338-2000-338" svg:viewBox="0 0 2001 339">
          <text:p/>
        </draw:connector>
        <draw:frame draw:style-name="gr2" draw:text-style-name="P5" xml:id="id20" draw:id="id20" draw:layer="layout" svg:width="5.5cm" svg:height="0.889cm" svg:x="35.25cm" svg:y="22.411cm">
          <draw:text-box>
            <text:p text:style-name="P3"><text:span text:style-name="T2">network_error</text:span></text:p>
            <text:p text:style-name="P3"><text:span text:style-name="T3">Network-related error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2.855cm" svg:x2="32.25cm" svg:y2="22.11cm" draw:start-shape="id20" draw:start-glue-point="3" draw:end-shape="id9" svg:d="m35250 22855c-2250 0-750-745-3000-745" svg:viewBox="0 0 3001 746">
          <text:p/>
        </draw:connector>
        <draw:connector draw:style-name="gr3" draw:text-style-name="P3" draw:layer="layout" draw:type="curve" svg:x1="42.75cm" svg:y1="22.211cm" svg:x2="40.75cm" svg:y2="22.633cm" draw:start-shape="id19" draw:start-glue-point="7" draw:end-shape="id20" draw:end-glue-point="4" svg:d="m42750 22211c-1500 0-500 422-2000 422" svg:viewBox="0 0 2001 423">
          <text:p/>
        </draw:connector>
        <draw:frame draw:style-name="gr5" draw:text-style-name="P4" xml:id="id21" draw:id="id21" draw:layer="layout" svg:width="4cm" svg:height="0.622cm" svg:x="1.5cm" svg:y="24.28cm">
          <draw:text-box>
            <text:p text:style-name="P3"><text:span text:style-name="T2">std::exception</text:span></text:p>
          </draw:text-box>
          <draw:glue-point draw:id="4" svg:x="5cm" svg:y="-3.562cm"/>
          <draw:glue-point draw:id="5" svg:x="5cm" svg:y="-1.849cm"/>
          <draw:glue-point draw:id="6" svg:x="5cm" svg:y="1.575cm"/>
          <draw:glue-point draw:id="7" svg:x="5cm" svg:y="3.288cm"/>
        </draw:frame>
        <draw:connector draw:style-name="gr8" draw:text-style-name="P3" draw:layer="layout" draw:type="curve" svg:x1="13cm" svg:y1="24.594cm" svg:x2="5.5cm" svg:y2="24.591cm" draw:start-shape="id2" draw:start-glue-point="3" draw:end-shape="id21" draw:end-glue-point="1" svg:d="m13000 24594c-5625 0-1875-3-7500-3" svg:viewBox="0 0 7501 4">
          <text:p/>
        </draw:connector>
        <draw:frame draw:style-name="gr2" draw:text-style-name="P5" xml:id="id22" draw:id="id22" draw:layer="layout" svg:width="5.25cm" svg:height="0.889cm" svg:x="27cm" svg:y="24.2cm">
          <draw:text-box>
            <text:p text:style-name="P3"><text:span text:style-name="T2">invalid_path_error</text:span></text:p>
            <text:p text:style-name="P3"><text:span text:style-name="T3">A provided path is not valid</text:span></text:p>
          </draw:text-box>
        </draw:frame>
        <draw:connector draw:style-name="gr3" draw:text-style-name="P3" draw:layer="layout" draw:type="curve" svg:x1="27cm" svg:y1="24.644cm" svg:x2="23.75cm" svg:y2="24.587cm" draw:start-shape="id22" draw:start-glue-point="3" draw:end-shape="id1" draw:end-glue-point="19" svg:d="m27000 24644c-2437 0-813-57-3250-57" svg:viewBox="0 0 3251 58">
          <text:p/>
        </draw:connector>
        <draw:frame draw:style-name="gr1" draw:text-style-name="P2" draw:layer="layout" svg:width="5.25cm" svg:height="3.611cm" svg:x="27cm" svg:y="37.6cm">
          <draw:text-box>
            <text:p text:style-name="P1"><text:span text:style-name="T1">m_pszDescription</text:span></text:p>
            <text:p text:style-name="P1"><text:span text:style-name="T1">m_pszSource</text:span></text:p>
            <text:p text:style-name="P1"><text:span text:style-name="T1">m_iChar</text:span></text:p>
            <text:p text:style-name="P1"><text:span text:style-name="T1">m_iLine</text:span></text:p>
            <text:p text:style-name="P1"><text:span text:style-name="T1">_print_extended_info() +</text:span></text:p>
          </draw:text-box>
        </draw:frame>
        <draw:frame draw:style-name="gr2" draw:text-style-name="P5" xml:id="id23" draw:id="id23" draw:layer="layout" svg:width="5.25cm" svg:height="0.889cm" svg:x="27cm" svg:y="37.6cm">
          <draw:text-box>
            <text:p text:style-name="P3"><text:span text:style-name="T2">syntax_error</text:span></text:p>
            <text:p text:style-name="P3"><text:span text:style-name="T3">Invalid syntax in the specified expression</text:span></text:p>
          </draw:text-box>
        </draw:frame>
        <draw:connector draw:style-name="gr3" draw:text-style-name="P3" draw:layer="layout" draw:type="curve" svg:x1="27cm" svg:y1="38.044cm" svg:x2="23.75cm" svg:y2="24.915cm" draw:start-shape="id23" draw:start-glue-point="3" draw:end-shape="id1" draw:end-glue-point="14" svg:d="m27000 38044c-2437 0-813-13129-3250-13129" svg:viewBox="0 0 3251 13130">
          <text:p/>
        </draw:connector>
        <draw:frame draw:style-name="gr1" draw:text-style-name="P2" draw:layer="layout" svg:width="5.25cm" svg:height="2.621cm" svg:x="27cm" svg:y="31.2cm">
          <draw:text-box>
            <text:p text:style-name="P1"><text:span text:style-name="T1">m_pInvalid</text:span></text:p>
            <text:p text:style-name="P1"><text:span text:style-name="T1">address()</text:span></text:p>
            <text:p text:style-name="P1"><text:span text:style-name="T1">_print_extended_info() +</text:span></text:p>
          </draw:text-box>
        </draw:frame>
        <draw:connector draw:style-name="gr3" draw:text-style-name="P3" draw:layer="layout" draw:type="curve" svg:x1="27cm" svg:y1="42.445cm" svg:x2="23.75cm" svg:y2="24.956cm" draw:start-shape="id24" draw:start-glue-point="3" draw:end-shape="id1" draw:end-glue-point="15" svg:d="m27000 42445c-2437 0-813-17489-3250-17489" svg:viewBox="0 0 3251 17490">
          <text:p/>
        </draw:connector>
        <draw:frame draw:style-name="gr2" draw:text-style-name="P5" xml:id="id24" draw:id="id24" draw:layer="layout" svg:width="5.25cm" svg:height="0.889cm" svg:x="27cm" svg:y="42.001cm">
          <draw:text-box>
            <text:p text:style-name="P3"><text:span text:style-name="T2">text_error</text:span></text:p>
            <text:p text:style-name="P3"><text:span text:style-name="T3">Text encoding/decoding error</text:span></text:p>
          </draw:text-box>
          <draw:glue-point draw:id="4" svg:x="5cm" svg:y="-2.5cm"/>
          <draw:glue-point draw:id="5" svg:x="5cm" svg:y="2.5cm"/>
        </draw:frame>
        <draw:frame draw:style-name="gr9" draw:text-style-name="P5" xml:id="id25" draw:id="id25" draw:layer="layout" svg:width="5.5cm" svg:height="0.889cm" svg:x="35.25cm" svg:y="41.251cm">
          <draw:text-box>
            <text:p text:style-name="P3"><text:span text:style-name="T2">text_decoding_error</text:span></text:p>
            <text:p text:style-name="P3"><text:span text:style-name="T3">Text decoding error</text:span></text:p>
          </draw:text-box>
        </draw:frame>
        <draw:connector draw:style-name="gr3" draw:text-style-name="P3" draw:layer="layout" draw:type="curve" svg:x1="35.25cm" svg:y1="41.695cm" svg:x2="32.25cm" svg:y2="42.223cm" draw:start-shape="id25" draw:start-glue-point="3" draw:end-shape="id24" draw:end-glue-point="4" svg:d="m35250 41695c-2250 0-750 528-3000 528" svg:viewBox="0 0 3001 529">
          <text:p/>
        </draw:connector>
        <draw:frame draw:style-name="gr10" draw:text-style-name="P5" xml:id="id26" draw:id="id26" draw:layer="layout" svg:width="5.5cm" svg:height="0.889cm" svg:x="35.25cm" svg:y="42.695cm">
          <draw:text-box>
            <text:p text:style-name="P3"><text:span text:style-name="T2">text_encoding_error</text:span></text:p>
            <text:p text:style-name="P3"><text:span text:style-name="T3">Text encoding error</text:span></text:p>
          </draw:text-box>
        </draw:frame>
        <draw:connector draw:style-name="gr3" draw:text-style-name="P3" draw:layer="layout" draw:type="curve" svg:x1="35.25cm" svg:y1="43.139cm" svg:x2="32.25cm" svg:y2="42.667cm" draw:start-shape="id26" draw:start-glue-point="3" draw:end-shape="id24" draw:end-glue-point="5" svg:d="m35250 43139c-2250 0-750-472-3000-472" svg:viewBox="0 0 3001 473">
          <text:p/>
        </draw:connector>
        <draw:frame draw:style-name="gr2" draw:text-style-name="P4" xml:id="id27" draw:id="id27" draw:layer="layout" svg:width="4cm" svg:height="0.622cm" svg:x="7.8cm" svg:y="34.9cm">
          <draw:text-box>
            <text:p text:style-name="P3"><text:span text:style-name="T2">std::bad_alloc</text:span></text:p>
          </draw:text-box>
        </draw:frame>
        <draw:connector draw:style-name="gr8" draw:text-style-name="P3" draw:layer="layout" draw:type="curve" svg:x1="27cm" svg:y1="35.192cm" svg:x2="11.8cm" svg:y2="35.211cm" draw:start-shape="id13" draw:start-glue-point="5" draw:end-shape="id27" draw:end-glue-point="1" svg:d="m27000 35192c-11400 0-3800 19-15200 19" svg:viewBox="0 0 15201 20">
          <text:p/>
        </draw:connector>
        <draw:connector draw:style-name="gr3" draw:text-style-name="P3" draw:layer="layout" draw:type="curve" svg:x1="7.8cm" svg:y1="35.211cm" svg:x2="5.5cm" svg:y2="24.688cm" draw:start-shape="id27" draw:start-glue-point="3" draw:end-shape="id21" draw:end-glue-point="6" svg:d="m7800 35211c-1725 0-575-10523-2300-10523" svg:viewBox="0 0 2301 10524">
          <text:p/>
        </draw:connector>
        <draw:frame draw:style-name="gr1" draw:text-style-name="P2" draw:layer="layout" svg:width="3.75cm" svg:height="1.631cm" svg:x="20cm" svg:y="20.99cm">
          <draw:text-box>
            <text:p text:style-name="P1"><text:span text:style-name="T1">sm_bReentering</text:span></text:p>
          </draw:text-box>
        </draw:frame>
        <draw:connector draw:style-name="gr3" draw:text-style-name="P3" draw:layer="layout" draw:type="curve" svg:x1="20cm" svg:y1="21.444cm" svg:x2="17.5cm" svg:y2="24.372cm" draw:start-shape="id28" draw:start-glue-point="3" draw:end-shape="id2" draw:end-glue-point="5" svg:d="m20000 21444c-1875 0-625 2928-2500 2928" svg:viewBox="0 0 2501 2929">
          <text:p/>
        </draw:connector>
        <draw:frame draw:style-name="gr2" draw:text-style-name="P5" xml:id="id28" draw:id="id28" draw:layer="layout" svg:width="3.75cm" svg:height="0.889cm" svg:x="20cm" svg:y="21cm">
          <draw:text-box>
            <text:p text:style-name="P3"><text:span text:style-name="T2">assertion_error</text:span></text:p>
            <text:p text:style-name="P3"><text:span text:style-name="T3">An assertion failed</text:span></text:p>
          </draw:text-box>
        </draw:frame>
        <draw:frame draw:style-name="gr11" draw:text-style-name="P7" draw:layer="layout" svg:width="7.75cm" svg:height="3.701cm" svg:x="62.25cm" svg:y="0.002cm">
          <draw:text-box>
            <text:p text:style-name="P6"><text:span text:style-name="T5">Key</text:span></text:p>
            <text:p text:style-name="P6"><text:span text:style-name="T6">member</text:span><text:span text:style-name="T6"><text:tab/></text:span><text:span text:style-name="T6">Regular member</text:span></text:p>
            <text:p text:style-name="P6"><text:span text:style-name="T7">member</text:span><text:span text:style-name="T6"><text:tab/></text:span><text:span text:style-name="T6">Abstract member</text:span></text:p>
            <text:p text:style-name="P6"><text:span text:style-name="T6">member +</text:span><text:span text:style-name="T6"><text:tab/></text:span><text:span text:style-name="T6">Override</text:span></text:p>
            <text:p text:style-name="P6"><text:span text:style-name="T8">member </text:span><text:span text:style-name="T9">IE+</text:span><text:span text:style-name="T8"><text:tab/></text:span><text:span text:style-name="T6">Override for Linux</text:span></text:p>
            <text:p text:style-name="P6"><text:span text:style-name="T9">member</text:span><text:span text:style-name="T8"><text:tab/></text:span><text:span text:style-name="T8">Member o</text:span><text:span text:style-name="T6">nly defined for Linux</text:span></text:p>
            <text:p text:style-name="P6"><text:span text:style-name="T9">member IE+</text:span><text:span text:style-name="T8"><text:tab/></text:span><text:span text:style-name="T6">Override only defined for Linux</text:span></text:p>
          </draw:text-box>
        </draw:frame>
        <draw:connector draw:style-name="gr3" draw:text-style-name="P3" draw:layer="layout" draw:type="curve" svg:x1="27cm" svg:y1="31.644cm" svg:x2="23.75cm" svg:y2="24.709cm" draw:start-shape="id29" draw:start-glue-point="3" draw:end-shape="id1" draw:end-glue-point="11" svg:d="m27000 31644c-2437 0-813-6935-3250-6935" svg:viewBox="0 0 3251 6936">
          <text:p/>
        </draw:connector>
        <draw:frame draw:style-name="gr6" draw:text-style-name="P5" xml:id="id30" draw:id="id30" draw:layer="layout" svg:width="5.45cm" svg:height="0.889cm" svg:x="35.3cm" svg:y="32.002cm">
          <draw:text-box>
            <text:p text:style-name="P3"><text:span text:style-name="T2">null_pointer_error</text:span></text:p>
            <text:p text:style-name="P3"><text:span text:style-name="T3">Attempt to dereference a NULL pointer</text:span></text:p>
          </draw:text-box>
        </draw:frame>
        <draw:connector draw:style-name="gr3" draw:text-style-name="P3" draw:layer="layout" draw:type="curve" svg:x1="35.3cm" svg:y1="32.446cm" svg:x2="32.25cm" svg:y2="31.866cm" draw:start-shape="id30" draw:start-glue-point="3" draw:end-shape="id29" draw:end-glue-point="5" svg:d="m35300 32446c-2287 0-763-580-3050-580" svg:viewBox="0 0 3051 581">
          <text:p/>
        </draw:connector>
        <draw:frame draw:style-name="gr2" draw:text-style-name="P5" xml:id="id29" draw:id="id29" draw:layer="layout" svg:width="5.25cm" svg:height="0.889cm" svg:x="27cm" svg:y="31.2cm">
          <draw:text-box>
            <text:p text:style-name="P3"><text:span text:style-name="T4">memory_address_error</text:span></text:p>
            <text:p text:style-name="P3"><text:span text:style-name="T3">Memory access violation (segfault)</text:span></text:p>
          </draw:text-box>
          <draw:glue-point draw:id="4" svg:x="5cm" svg:y="-2.5cm"/>
          <draw:glue-point draw:id="5" svg:x="5cm" svg:y="2.5cm"/>
        </draw:frame>
        <draw:frame draw:style-name="gr6" draw:text-style-name="P5" xml:id="id31" draw:id="id31" draw:layer="layout" svg:width="5.45cm" svg:height="0.889cm" svg:x="35.3cm" svg:y="30.503cm">
          <draw:text-box>
            <text:p text:style-name="P3"><text:span text:style-name="T2">memory_access_error</text:span></text:p>
            <text:p text:style-name="P3"><text:span text:style-name="T3">Invalid memory access (misaligned pointer)</text:span></text:p>
          </draw:text-box>
        </draw:frame>
        <draw:connector draw:style-name="gr3" draw:text-style-name="P3" draw:layer="layout" draw:type="curve" svg:x1="35.3cm" svg:y1="30.947cm" svg:x2="32.25cm" svg:y2="31.422cm" draw:start-shape="id31" draw:end-shape="id29" draw:end-glue-point="4" svg:d="m35300 30947c-2287 0-763 475-3050 475" svg:viewBox="0 0 3051 476">
          <text:p/>
        </draw:connector>
        <draw:frame draw:style-name="gr2" draw:text-style-name="P5" xml:id="id32" draw:id="id32" draw:layer="layout" svg:width="5.25cm" svg:height="1.156cm" svg:x="27cm" svg:y="19.594cm">
          <draw:text-box>
            <text:p text:style-name="P3"><text:span text:style-name="T4">domain_error</text:span></text:p>
            <text:p text:style-name="P3"><text:span text:style-name="T3">Attempt to assign a value not in the domain of the target type</text:span></text:p>
          </draw:text-box>
        </draw:frame>
        <draw:connector draw:style-name="gr3" draw:text-style-name="P3" draw:layer="layout" draw:type="curve" svg:x1="27cm" svg:y1="20.172cm" svg:x2="23.75cm" svg:y2="24.505cm" draw:start-shape="id32" draw:start-glue-point="3" draw:end-shape="id1" draw:end-glue-point="9" svg:d="m27000 20172c-2437 0-813 4333-3250 4333" svg:viewBox="0 0 3251 4334">
          <text:p/>
        </draw:connector>
        <draw:frame draw:style-name="gr12" draw:text-style-name="P9" draw:layer="layout" svg:width="1.602cm" svg:height="0.331cm" svg:x="10.646cm" svg:y="24.169cm">
          <draw:text-box>
            <text:p text:style-name="P8"><text:span text:style-name="T10">related_std</text:span></text:p>
          </draw:text-box>
        </draw:frame>
        <draw:frame draw:style-name="gr12" draw:text-style-name="P9" draw:layer="layout" svg:width="1.602cm" svg:height="0.331cm" svg:x="22.896cm" svg:y="34.75cm">
          <draw:text-box>
            <text:p text:style-name="P8"><text:span text:style-name="T10">related_std</text:span></text:p>
          </draw:text-box>
        </draw:frame>
      </draw:page>
      <draw:page draw:name="Base data types" draw:style-name="dp1" draw:master-page-name="Predefinito">
        <draw:frame draw:style-name="gr2" draw:text-style-name="P5" xml:id="id34" draw:id="id34" draw:layer="layout" svg:width="4.75cm" svg:height="1.156cm" svg:x="12.25cm" svg:y="12.75cm">
          <draw:text-box>
            <text:p text:style-name="P3"><text:span text:style-name="T4">_raw_vextr_impl_base</text:span></text:p>
            <text:p text:style-name="P3"><text:span text:style-name="T3">Core functionality independent of item type’s triviality</text:span></text:p>
          </draw:text-box>
          <draw:glue-point draw:id="4" svg:x="5cm" svg:y="-2.142cm"/>
          <draw:glue-point draw:id="5" svg:x="5cm" svg:y="2.142cm"/>
        </draw:frame>
        <draw:frame draw:style-name="gr2" draw:text-style-name="P5" xml:id="id33" draw:id="id33" draw:layer="layout" svg:width="5.5cm" svg:height="0.889cm" svg:x="19cm" svg:y="11.4cm">
          <draw:text-box>
            <text:p text:style-name="P3"><text:span text:style-name="T4">_raw_complex_vextr_impl</text:span></text:p>
            <text:p text:style-name="P3"><text:span text:style-name="T3">Methods for non-trivial item types</text:span></text:p>
          </draw:text-box>
        </draw:frame>
        <draw:connector draw:style-name="gr3" draw:text-style-name="P3" draw:layer="layout" draw:type="curve" svg:x1="19cm" svg:y1="11.844cm" svg:x2="17cm" svg:y2="13.081cm" draw:start-shape="id33" draw:start-glue-point="3" draw:end-shape="id34" draw:end-glue-point="4" svg:d="m19000 11844c-1500 0-500 1237-2000 1237" svg:viewBox="0 0 2001 1238">
          <text:p/>
        </draw:connector>
        <draw:connector draw:style-name="gr3" draw:text-style-name="P3" draw:layer="layout" draw:type="curve" svg:x1="19cm" svg:y1="14.578cm" svg:x2="17cm" svg:y2="13.575cm" draw:start-shape="id35" draw:start-glue-point="3" draw:end-shape="id34" draw:end-glue-point="5" svg:d="m19000 14578c-1500 0-500-1003-2000-1003" svg:viewBox="0 0 2001 1004">
          <text:p/>
        </draw:connector>
        <draw:connector draw:style-name="gr3" draw:text-style-name="P3" draw:layer="layout" draw:type="curve" svg:x1="34cm" svg:y1="17.044cm" svg:x2="24.5cm" svg:y2="14.825cm" draw:start-shape="id36" draw:start-glue-point="3" draw:end-shape="id35" draw:end-glue-point="5" svg:d="m34000 17044c-7125 0-2375-2219-9500-2219" svg:viewBox="0 0 9501 2220">
          <text:p/>
        </draw:connector>
        <draw:frame draw:style-name="gr13" draw:text-style-name="P5" xml:id="id36" draw:id="id36" draw:layer="layout" svg:width="3cm" svg:height="0.889cm" svg:x="34cm" svg:y="16.6cm">
          <draw:text-box>
            <text:p text:style-name="P3"><text:span text:style-name="T11">base_str</text:span></text:p>
            <text:p text:style-name="P3"><text:span text:style-name="T3">Base immutable string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39.2cm" svg:y1="18.628cm" svg:x2="37cm" svg:y2="17.234cm" draw:start-shape="id37" draw:start-glue-point="3" draw:end-shape="id36" draw:end-glue-point="5" svg:d="m39200 18628c-1650 0-550-1394-2200-1394" svg:viewBox="0 0 2201 1395">
          <text:p/>
        </draw:connector>
        <draw:frame draw:style-name="gr13" draw:text-style-name="P5" xml:id="id37" draw:id="id37" draw:layer="layout" svg:width="4.25cm" svg:height="1.156cm" svg:x="39.2cm" svg:y="18.05cm">
          <draw:text-box>
            <text:p text:style-name="P3"><text:span text:style-name="T11">mstr</text:span></text:p>
            <text:p text:style-name="P3"><text:span text:style-name="T3">Mutable (statically- or dynamically-allocated) string</text:span></text:p>
          </draw:text-box>
          <draw:glue-point draw:id="4" svg:x="5cm" svg:y="-2.142cm"/>
          <draw:glue-point draw:id="5" svg:x="5cm" svg:y="2.142cm"/>
        </draw:frame>
        <draw:frame draw:style-name="gr2" draw:text-style-name="P5" xml:id="id35" draw:id="id35" draw:layer="layout" svg:width="5.5cm" svg:height="1.156cm" svg:x="19cm" svg:y="14cm">
          <draw:text-box>
            <text:p text:style-name="P3"><text:span text:style-name="T4">_raw_trivial_vextr_impl</text:span></text:p>
            <text:p text:style-name="P3"><text:span text:style-name="T3">Methods for trivial item types; supports NUL termination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26.5cm" svg:y1="13.278cm" svg:x2="24.5cm" svg:y2="14.331cm" draw:start-shape="id38" draw:start-glue-point="3" draw:end-shape="id35" draw:end-glue-point="4" svg:d="m26500 13278c-1500 0-500 1053-2000 1053" svg:viewBox="0 0 2001 1054">
          <text:p/>
        </draw:connector>
        <draw:connector draw:style-name="gr3" draw:text-style-name="P3" draw:layer="layout" draw:type="curve" svg:x1="26.5cm" svg:y1="11.828cm" svg:x2="24.5cm" svg:y2="11.844cm" draw:start-shape="id39" draw:start-glue-point="3" draw:end-shape="id33" draw:end-glue-point="1" svg:d="m26500 11828c-1500 0-500 16-2000 16" svg:viewBox="0 0 2001 17">
          <text:p/>
        </draw:connector>
        <draw:frame draw:style-name="gr2" draw:text-style-name="P5" xml:id="id39" draw:id="id39" draw:layer="layout" svg:width="5.25cm" svg:height="1.444cm" svg:x="26.5cm" svg:y="11.106cm">
          <draw:text-box>
            <text:p text:style-name="P3"><text:span text:style-name="T4">_raw_vector_impl</text:span></text:p>
            <text:p text:style-name="P3"><text:span text:style-name="T12">&lt;T, !std::is_trivial&lt;T&gt;&gt;</text:span></text:p>
            <text:p text:style-name="P3"><text:span text:style-name="T3">Abstraction layer for complex and trivial implementations – complex specialization</text:span></text:p>
          </draw:text-box>
        </draw:frame>
        <draw:connector draw:style-name="gr3" draw:text-style-name="P3" draw:layer="layout" draw:type="curve" svg:x1="34cm" svg:y1="12.538cm" svg:x2="31.75cm" svg:y2="11.828cm" draw:start-shape="id40" draw:start-glue-point="3" draw:end-shape="id39" draw:end-glue-point="1" svg:d="m34000 12538c-1687 0-563-710-2250-710" svg:viewBox="0 0 2251 711">
          <text:p/>
        </draw:connector>
        <draw:frame draw:style-name="gr2" draw:text-style-name="P5" xml:id="id38" draw:id="id38" draw:layer="layout" svg:width="5.25cm" svg:height="1.444cm" svg:x="26.5cm" svg:y="12.556cm">
          <draw:text-box>
            <text:p text:style-name="P3"><text:span text:style-name="T4">_raw_vector_impl</text:span></text:p>
            <text:p text:style-name="P3"><text:span text:style-name="T12">&lt;T, std::is_trivial&lt;T&gt;&gt;</text:span></text:p>
            <text:p text:style-name="P3"><text:span text:style-name="T3">Abstraction layer for complex and trivial implementations – trivial specialization</text:span></text:p>
          </draw:text-box>
        </draw:frame>
        <draw:connector draw:style-name="gr3" draw:text-style-name="P3" draw:layer="layout" draw:type="curve" svg:x1="34cm" svg:y1="12.538cm" svg:x2="31.75cm" svg:y2="13.278cm" draw:start-shape="id40" draw:start-glue-point="3" draw:end-shape="id38" draw:end-glue-point="1" svg:d="m34000 12538c-1687 0-563 740-2250 740" svg:viewBox="0 0 2251 741">
          <text:p/>
        </draw:connector>
        <draw:connector draw:style-name="gr3" draw:text-style-name="P3" draw:layer="layout" draw:type="curve" svg:x1="45.75cm" svg:y1="17.434cm" svg:x2="43.45cm" svg:y2="18.381cm" draw:start-shape="id41" draw:start-glue-point="3" draw:end-shape="id37" draw:end-glue-point="4" svg:d="m45750 17434c-1725 0-575 947-2300 947" svg:viewBox="0 0 2301 948">
          <text:p/>
        </draw:connector>
        <draw:frame draw:style-name="gr14" draw:text-style-name="P5" xml:id="id41" draw:id="id41" draw:layer="layout" svg:width="3.45cm" svg:height="1.156cm" svg:x="45.75cm" svg:y="16.856cm">
          <draw:text-box>
            <text:p text:style-name="P3"><text:span text:style-name="T4">dmstr</text:span></text:p>
            <text:p text:style-name="P3"><text:span text:style-name="T3">Dynamically-allocated mutable string</text:span></text:p>
          </draw:text-box>
        </draw:frame>
        <draw:connector draw:style-name="gr3" draw:text-style-name="P3" draw:layer="layout" draw:type="curve" svg:x1="39.2cm" svg:y1="16.378cm" svg:x2="37cm" svg:y2="16.854cm" draw:start-shape="id42" draw:start-glue-point="3" draw:end-shape="id36" draw:end-glue-point="4" svg:d="m39200 16378c-1650 0-550 476-2200 476" svg:viewBox="0 0 2201 477">
          <text:p/>
        </draw:connector>
        <draw:frame draw:style-name="gr15" draw:text-style-name="P5" xml:id="id42" draw:id="id42" draw:layer="layout" svg:width="4.25cm" svg:height="1.156cm" svg:x="39.2cm" svg:y="15.8cm">
          <draw:text-box>
            <text:p text:style-name="P3"><text:span text:style-name="T4">istr</text:span></text:p>
            <text:p text:style-name="P3"><text:span text:style-name="T3">Immutable (read-only-, statically- or dynamically-allocated) string</text:span></text:p>
          </draw:text-box>
        </draw:frame>
        <draw:connector draw:style-name="gr3" draw:text-style-name="P3" draw:layer="layout" draw:type="curve" svg:x1="45.75cm" svg:y1="19.828cm" svg:x2="43.45cm" svg:y2="18.875cm" draw:start-shape="id43" draw:start-glue-point="3" draw:end-shape="id37" draw:end-glue-point="5" svg:d="m45750 19828c-1725 0-575-953-2300-953" svg:viewBox="0 0 2301 954">
          <text:p/>
        </draw:connector>
        <draw:frame draw:style-name="gr16" draw:text-style-name="P5" xml:id="id43" draw:id="id43" draw:layer="layout" svg:width="3.45cm" svg:height="1.444cm" svg:x="45.75cm" svg:y="19.106cm">
          <draw:text-box>
            <text:p text:style-name="P3"><text:span text:style-name="T4">smstr</text:span></text:p>
            <text:p text:style-name="P3"><text:span text:style-name="T12">&lt;cchStatic&gt;</text:span></text:p>
            <text:p text:style-name="P3"><text:span text:style-name="T3">Statically- or dynamically-allocated mutable string</text:span></text:p>
          </draw:text-box>
        </draw:frame>
        <draw:frame draw:style-name="gr13" draw:text-style-name="P5" xml:id="id40" draw:id="id40" draw:layer="layout" svg:width="3cm" svg:height="1.177cm" svg:x="34cm" svg:y="11.95cm">
          <draw:text-box>
            <text:p text:style-name="P3"><text:span text:style-name="T11">base_vector</text:span></text:p>
            <text:p text:style-name="P3"><text:span text:style-name="T13">&lt;T&gt;</text:span></text:p>
            <text:p text:style-name="P3"><text:span text:style-name="T3">Base immutable vector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39.2cm" svg:y1="13.222cm" svg:x2="37cm" svg:y2="12.79cm" draw:start-shape="id44" draw:start-glue-point="3" draw:end-shape="id40" draw:end-glue-point="5" svg:d="m39200 13222c-1650 0-550-432-2200-432" svg:viewBox="0 0 2201 433">
          <text:p/>
        </draw:connector>
        <draw:frame draw:style-name="gr13" draw:text-style-name="P5" xml:id="id44" draw:id="id44" draw:layer="layout" svg:width="4.25cm" svg:height="1.444cm" svg:x="39.2cm" svg:y="12.5cm">
          <draw:text-box>
            <text:p text:style-name="P3"><text:span text:style-name="T11">mvector</text:span></text:p>
            <text:p text:style-name="P3"><text:span text:style-name="T13">&lt;T&gt;</text:span></text:p>
            <text:p text:style-name="P3"><text:span text:style-name="T3">Mutable (statically- or dynamically-allocated) vector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45.75cm" svg:y1="12.028cm" svg:x2="43.45cm" svg:y2="12.913cm" draw:start-shape="id45" draw:start-glue-point="3" draw:end-shape="id44" draw:end-glue-point="4" svg:d="m45750 12028c-1725 0-575 885-2300 885" svg:viewBox="0 0 2301 886">
          <text:p/>
        </draw:connector>
        <draw:frame draw:style-name="gr14" draw:text-style-name="P5" xml:id="id45" draw:id="id45" draw:layer="layout" svg:width="3.45cm" svg:height="1.444cm" svg:x="45.75cm" svg:y="11.306cm">
          <draw:text-box>
            <text:p text:style-name="P3"><text:span text:style-name="T4">dmvector</text:span></text:p>
            <text:p text:style-name="P3"><text:span text:style-name="T12">&lt;T&gt;</text:span></text:p>
            <text:p text:style-name="P3"><text:span text:style-name="T3">Dynamically-allocated mutable vector</text:span></text:p>
          </draw:text-box>
        </draw:frame>
        <draw:connector draw:style-name="gr8" draw:text-style-name="P3" draw:layer="layout" draw:type="curve" svg:x1="39.2cm" svg:y1="10.972cm" svg:x2="37cm" svg:y2="12.286cm" draw:start-shape="id46" draw:start-glue-point="3" draw:end-shape="id40" draw:end-glue-point="4" svg:d="m39200 10972c-1650 0-550 1314-2200 1314" svg:viewBox="0 0 2201 1315">
          <text:p/>
        </draw:connector>
        <draw:frame draw:style-name="gr17" draw:text-style-name="P5" xml:id="id46" draw:id="id46" draw:layer="layout" svg:width="4.25cm" svg:height="1.444cm" svg:x="39.2cm" svg:y="10.25cm">
          <draw:text-box>
            <text:p text:style-name="P3"><text:span text:style-name="T4">ivector</text:span></text:p>
            <text:p text:style-name="P3"><text:span text:style-name="T12">&lt;T&gt;</text:span></text:p>
            <text:p text:style-name="P3"><text:span text:style-name="T3">Immutable (read-only-, statically- or dynamically-allocated) vector</text:span></text:p>
          </draw:text-box>
        </draw:frame>
        <draw:connector draw:style-name="gr3" draw:text-style-name="P3" draw:layer="layout" draw:type="curve" svg:x1="45.75cm" svg:y1="14.278cm" svg:x2="43.45cm" svg:y2="13.531cm" draw:start-shape="id47" draw:start-glue-point="3" draw:end-shape="id44" draw:end-glue-point="5" svg:d="m45750 14278c-1725 0-575-747-2300-747" svg:viewBox="0 0 2301 748">
          <text:p/>
        </draw:connector>
        <draw:frame draw:style-name="gr16" draw:text-style-name="P5" xml:id="id47" draw:id="id47" draw:layer="layout" svg:width="3.45cm" svg:height="1.444cm" svg:x="45.75cm" svg:y="13.556cm">
          <draw:text-box>
            <text:p text:style-name="P3"><text:span text:style-name="T4">smvector</text:span></text:p>
            <text:p text:style-name="P3"><text:span text:style-name="T12">&lt;T, ciStatic&gt;</text:span></text:p>
            <text:p text:style-name="P3"><text:span text:style-name="T3">Statically- or dynamically-allocated mutable vector</text:span></text:p>
          </draw:text-box>
        </draw:frame>
        <draw:frame draw:style-name="gr12" draw:text-style-name="P9" draw:layer="layout" svg:width="1.382cm" svg:height="0.331cm" svg:x="37.656cm" svg:y="10.37cm">
          <draw:text-box>
            <text:p text:style-name="P8"><text:span text:style-name="T10">(planne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 Serif1" svg:font-family="'Sans Serif'" style:font-family-generic="swiss"/>
    <style:font-face style:name="Sans serif1" svg:font-family="'Sans serif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ans Serif" svg:font-family="'Sans Serif'" style:font-family-generic="swiss" style:font-pitch="variable"/>
    <style:font-face style:name="Sans serif" svg:font-family="'Sans serif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zxx" fo:country="non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0cm" fo:page-height="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faello D. Di Napoli</meta:initial-creator>
    <meta:creation-date>2010-01-27T10:40:34</meta:creation-date>
    <dc:date>2014-05-12T07:50:36.740321133</dc:date>
    <dc:creator>Raffaello D. Di Napoli</dc:creator>
    <meta:editing-duration>P41DT13H44M34S</meta:editing-duration>
    <meta:editing-cycles>372</meta:editing-cycles>
    <meta:generator>LibreOffice/4.1.4.2$Linux_X86_64 LibreOffice_project/410m0$Build-2</meta:generator>
    <meta:document-statistic meta:object-count="105"/>
  </office:meta>
</office:document-meta>
</file>